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evelIconFactory.getLevelToIco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velIcon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evelIconFactory.LevelIconFactor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